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fo:line-height="200%" fo:text-align="center" style:justify-single-word="false" fo:break-before="page" style:writing-mode="page"/>
    </style:style>
    <style:style style:name="P4" style:family="paragraph" style:parent-style-name="Standard">
      <style:paragraph-properties fo:margin-top="0in" fo:margin-bottom="0in" loext:contextual-spacing="false" fo:line-height="200%" style:writing-mode="page"/>
    </style:style>
    <style:style style:name="P5" style:family="paragraph" style:parent-style-name="Standard">
      <style:paragraph-properties fo:margin-top="0in" fo:margin-bottom="0in" loext:contextual-spacing="false" fo:line-height="200%" fo:text-align="center" style:justify-single-word="false" style:writing-mode="page"/>
    </style:style>
    <style:style style:name="P6" style:family="paragraph" style:parent-style-name="Standard">
      <style:paragraph-properties fo:margin-top="0in" fo:margin-bottom="0in" loext:contextual-spacing="false" fo:line-height="200%" fo:text-align="start" style:justify-single-word="false" style:writing-mode="page"/>
    </style:style>
    <style:style style:name="P7" style:family="paragraph" style:parent-style-name="Standard">
      <style:paragraph-properties fo:margin-top="0in" fo:margin-bottom="0in" loext:contextual-spacing="false" fo:line-height="200%" fo:text-align="start" style:justify-single-word="false" style:writing-mode="page"/>
      <style:text-properties officeooo:paragraph-rsid="001da2e4"/>
    </style:style>
    <style:style style:name="P8" style:family="paragraph" style:parent-style-name="Standard">
      <style:paragraph-properties fo:margin-top="0in" fo:margin-bottom="0in" loext:contextual-spacing="false" fo:line-height="200%" fo:text-align="justify" style:justify-single-word="false" style:writing-mode="page"/>
    </style:style>
    <style:style style:name="P9" style:family="paragraph" style:parent-style-name="Standard">
      <style:paragraph-properties fo:margin-top="0in" fo:margin-bottom="0in" loext:contextual-spacing="false" fo:line-height="200%" fo:text-align="justify" style:justify-single-word="false" style:writing-mode="page"/>
      <style:text-properties officeooo:paragraph-rsid="001da2e4"/>
    </style:style>
    <style:style style:name="P10" style:family="paragraph" style:parent-style-name="Standard">
      <style:paragraph-properties fo:margin-top="0in" fo:margin-bottom="0in" loext:contextual-spacing="false" fo:line-height="200%" fo:text-align="center" style:justify-single-word="false" style:writing-mode="page"/>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P11" style:family="paragraph" style:parent-style-name="Standard">
      <style:paragraph-properties fo:margin-top="0in" fo:margin-bottom="0in" loext:contextual-spacing="false" fo:line-height="200%" fo:text-align="start" style:justify-single-word="false" style:writing-mode="page"/>
      <style:text-properties fo:font-weight="bold" officeooo:rsid="001f52a1" officeooo:paragraph-rsid="001f52a1" style:font-weight-asian="bold" style:font-weight-complex="bold"/>
    </style:style>
    <style:style style:name="P12" style:family="paragraph" style:parent-style-name="Standard">
      <style:paragraph-properties fo:margin-top="0in" fo:margin-bottom="0in" loext:contextual-spacing="false" fo:line-height="200%" fo:text-align="justify" style:justify-single-word="false" style:writing-mode="page"/>
      <style:text-properties fo:font-weight="bold" officeooo:rsid="00230849" officeooo:paragraph-rsid="00230849" style:font-weight-asian="bold" style:font-weight-complex="bold"/>
    </style:style>
    <style:style style:name="P13" style:family="paragraph" style:parent-style-name="Standard">
      <style:paragraph-properties fo:margin-top="0in" fo:margin-bottom="0in" loext:contextual-spacing="false" fo:line-height="200%" fo:text-align="justify" style:justify-single-word="false" style:writing-mode="page"/>
      <style:text-properties officeooo:rsid="001f52a1" officeooo:paragraph-rsid="001f52a1"/>
    </style:style>
    <style:style style:name="P14" style:family="paragraph" style:parent-style-name="Standard">
      <style:paragraph-properties fo:margin-top="0in" fo:margin-bottom="0in" loext:contextual-spacing="false" fo:line-height="200%" fo:text-align="justify" style:justify-single-word="false" style:writing-mode="page"/>
      <style:text-properties fo:font-weight="normal" officeooo:rsid="001f52a1" officeooo:paragraph-rsid="001f52a1" style:font-weight-asian="normal" style:font-weight-complex="normal"/>
    </style:style>
    <style:style style:name="P15" style:family="paragraph" style:parent-style-name="Standard">
      <style:paragraph-properties fo:margin-top="0in" fo:margin-bottom="0in" loext:contextual-spacing="false" fo:line-height="200%" fo:text-align="justify" style:justify-single-word="false" style:writing-mode="page"/>
      <style:text-properties fo:font-weight="normal" officeooo:rsid="00230849" officeooo:paragraph-rsid="00230849" style:font-weight-asian="normal" style:font-weight-complex="normal"/>
    </style:style>
    <style:style style:name="P16" style:family="paragraph" style:parent-style-name="Standard" style:master-page-name="First_20_Page">
      <style:paragraph-properties fo:margin-top="0in" fo:margin-bottom="0in" loext:contextual-spacing="false" fo:line-height="200%" fo:text-align="center" style:justify-single-word="false" style:page-number="auto" style:writing-mode="page"/>
      <style:text-properties fo:font-size="18pt" fo:font-weight="bold" officeooo:paragraph-rsid="001d9bde" style:font-size-asian="18pt" style:font-weight-asian="bold" style:font-size-complex="18pt"/>
    </style:style>
    <style:style style:name="T1" style:family="text">
      <style:text-properties fo:font-size="18pt" fo:font-weight="bold" style:font-size-asian="18pt" style:font-weight-asian="bold" style:font-size-complex="18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officeooo:rsid="001d9bde" style:font-name-asian="Times New Roman1" style:font-size-asian="12pt" style:font-name-complex="Times New Roman1" style:font-size-complex="12pt"/>
    </style:style>
    <style:style style:name="T4" style:family="text">
      <style:text-properties style:font-name="Times New Roman" fo:font-size="12pt" officeooo:rsid="001da2e4" style:font-name-asian="Times New Roman1" style:font-size-asian="12pt" style:font-name-complex="Times New Roman1" style:font-size-complex="12pt"/>
    </style:style>
    <style:style style:name="T5" style:family="text">
      <style:text-properties style:font-name="Times New Roman" fo:font-size="12pt" officeooo:rsid="0020da31" style:font-name-asian="Times New Roman1" style:font-size-asian="12pt" style:font-name-complex="Times New Roman1" style:font-size-complex="12pt"/>
    </style:style>
    <style:style style:name="T6" style:family="text">
      <style:text-properties style:font-name="Times New Roman" fo:font-size="12pt" officeooo:rsid="0021e6c2" style:font-name-asian="Times New Roman1" style:font-size-asian="12pt" style:font-name-complex="Times New Roman1" style:font-size-complex="12pt"/>
    </style:style>
    <style:style style:name="T7" style:family="text">
      <style:text-properties style:font-name="Times New Roman" fo:font-size="12pt" officeooo:rsid="0023fbde" style:font-name-asian="Times New Roman1" style:font-size-asian="12pt" style:font-name-complex="Times New Roman1" style:font-size-complex="12pt"/>
    </style:style>
    <style:style style:name="T8" style:family="text">
      <style:text-properties style:font-name="Times New Roman" fo:font-size="12pt" officeooo:rsid="0025defc" style:font-name-asian="Times New Roman1" style:font-size-asian="12pt" style:font-name-complex="Times New Roman1" style:font-size-complex="12pt"/>
    </style:style>
    <style:style style:name="T9" style:family="text">
      <style:text-properties style:font-name="Times New Roman" fo:font-size="12pt" fo:font-weight="bold" style:font-name-asian="Times New Roman1" style:font-size-asian="12pt" style:font-weight-asian="bold" style:font-name-complex="Times New Roman1" style:font-size-complex="12pt"/>
    </style:style>
    <style:style style:name="T10" style:family="text">
      <style:text-properties style:font-name="Times New Roman" fo:font-size="12pt" fo:font-weight="bold" officeooo:rsid="001da2e4" style:font-name-asian="Times New Roman1" style:font-size-asian="12pt" style:font-weight-asian="bold" style:font-name-complex="Times New Roman1" style:font-size-complex="12pt"/>
    </style:style>
    <style:style style:name="T11" style:family="text">
      <style:text-properties style:font-name="Times New Roman" fo:font-size="12pt" fo:font-weight="bold" officeooo:rsid="001f52a1" style:font-name-asian="Times New Roman1" style:font-size-asian="12pt" style:font-weight-asian="bold" style:font-name-complex="Times New Roman1" style:font-size-complex="12pt"/>
    </style:style>
    <style:style style:name="T12" style:family="text">
      <style:text-properties style:font-name="Times New Roman" fo:font-size="12pt" fo:font-weight="bold" officeooo:rsid="001f52a1" style:font-name-asian="Times New Roman1" style:font-size-asian="12pt" style:font-weight-asian="bold" style:font-name-complex="Times New Roman1" style:font-size-complex="12pt" style:font-weight-complex="bold"/>
    </style:style>
    <style:style style:name="T13" style:family="text">
      <style:text-properties style:font-name="Times New Roman" fo:font-size="12pt" fo:font-weight="bold" officeooo:rsid="00230849" style:font-name-asian="Times New Roman1" style:font-size-asian="12pt" style:font-weight-asian="bold" style:font-name-complex="Times New Roman1" style:font-size-complex="12pt"/>
    </style:style>
    <style:style style:name="T14" style:family="text">
      <style:text-properties style:font-name="Times New Roman" fo:font-size="12pt" fo:font-weight="bold" officeooo:rsid="0025defc" style:font-name-asian="Times New Roman1" style:font-size-asian="12pt" style:font-weight-asian="bold" style:font-name-complex="Times New Roman1" style:font-size-complex="12pt"/>
    </style:style>
    <style:style style:name="T15" style:family="text">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T16" style:family="text">
      <style:text-properties style:font-name="Times New Roman" fo:font-size="7pt" style:font-name-asian="Times New Roman1" style:font-size-asian="7pt" style:font-name-complex="Times New Roman1" style:font-size-complex="7pt"/>
    </style:style>
    <style:style style:name="T17" style:family="text">
      <style:text-properties style:font-name="Times New Roman" fo:font-size="7pt" fo:font-weight="bold" style:font-name-asian="Times New Roman1" style:font-size-asian="7pt" style:font-weight-asian="bold" style:font-name-complex="Times New Roman1" style:font-size-complex="7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oft-page-break/></text:p>
      <text:p text:style-name="P5"><text:span text:style-name="T1">Project Website</text:span></text:p>
      <text:p text:style-name="P5"><text:span text:style-name="T1">Requirements Analysis Document</text:span></text:p>
      <text:p text:style-name="P5"><text:span text:style-name="T1">Version 1.0</text:span></text:p>
      <text:p text:style-name="P10"/>
      <text:p text:style-name="P5"><text:span text:style-name="T2">David Chesser</text:span></text:p>
      <text:p text:style-name="P5"><text:span text:style-name="T2">Jacky Sylvain</text:span></text:p>
      <text:p text:style-name="P5"><text:span text:style-name="T2">Austin Bond</text:span></text:p>
      <text:p text:style-name="P5"><text:span text:style-name="T2"><text:s/></text:span></text:p>
      <text:p text:style-name="P5"><text:span text:style-name="T2">February 02, 2018</text:span></text:p>
      <text:p text:style-name="P3"><text:span text:style-name="T15">System Overview</text:span></text:p>
      <text:p text:style-name="P4"><text:span text:style-name="T9">School of Science and Technology Project Website</text:span></text:p>
      <text:p text:style-name="P8"><text:span text:style-name="T2">The Project Website will be a portal where School of Science and Technology will showcase the projects that faculty member of the department are working on at any given time. It will not require authentication, User will be able to search the system using keyword. Faculty will submit their project to SST </text:span><text:span text:style-name="T3">(school of science and technology) </text:span><text:span text:style-name="T2">administration who will be responsible to update the site. T</text:span><text:span text:style-name="T3">he system will house lists for both STEC 2500 and STEC 4500 facultys’ research opportunities.</text:span></text:p>
      <text:p text:style-name="P5"><text:span text:style-name="T15">Functional Requirements</text:span></text:p>
      <text:p text:style-name="P7"><text:span text:style-name="T9">1.</text:span><text:span text:style-name="T16"> <text:s text:c="2"/></text:span><text:span text:style-name="T11">Public View</text:span></text:p>
      <text:p text:style-name="P9"><text:span text:style-name="T4"><text:tab/>The system will require authentication from an Editor to log into the List Editor. Viewers will not require authentication.</text:span></text:p>
      <text:p text:style-name="P6"><text:span text:style-name="T11">2. </text:span><text:span text:style-name="T12">User Privileges</text:span><text:span text:style-name="T16"> <text:s/></text:span></text:p>
      <text:p text:style-name="P13"><text:span text:style-name="T2"><text:tab/>Editors must be able to add, remove, edit, delete, and archive research opportunities.</text:span></text:p>
      <text:p text:style-name="P11"><text:span text:style-name="T2">3. </text:span><text:span text:style-name="T5">Instantaneous Updates</text:span></text:p>
      <text:p text:style-name="P14"><text:span text:style-name="T5"><text:tab/>The system will update the list almost as soon as the Editor saves their changes.</text:span></text:p>
      <text:p text:style-name="P3"><text:span text:style-name="T15">Non-Functional Requirements</text:span></text:p>
      <text:p text:style-name="P4"><text:span text:style-name="T9">1.</text:span><text:span text:style-name="T16"> <text:s text:c="5"/></text:span><text:span text:style-name="T9">The Website maintenance management</text:span></text:p>
      <text:p text:style-name="P8"><text:span text:style-name="T2"><text:tab/>The </text:span><text:span text:style-name="T6">School</text:span><text:span text:style-name="T2"> of </text:span><text:span text:style-name="T6">Sc</text:span><text:span text:style-name="T2">ience and </text:span><text:span text:style-name="T6">T</text:span><text:span text:style-name="T2">echnology </text:span><text:span text:style-name="T6">office </text:span><text:span text:style-name="T2">will be responsible to update the Project Website. </text:span><text:span text:style-name="T6">Professors are encouraged to send in any requests for changes (such as the status of the opportunity) in a timely manner to ensure accuracy.</text:span></text:p>
      <text:p text:style-name="P6"><text:span text:style-name="T13">2.</text:span><text:span text:style-name="T16"> <text:s text:c="5"/></text:span><text:span text:style-name="T9">Data accuracy</text:span></text:p>
      <text:p text:style-name="P8"><text:span text:style-name="T2"><text:tab/>The Project data accuracy will be the responsibility of <text:s/>SST administration and its faculty since the system will repository and online site for access.</text:span></text:p>
      <text:p text:style-name="P6"><text:span text:style-name="T13">3</text:span><text:span text:style-name="T9">.</text:span><text:span text:style-name="T16"> <text:s text:c="5"/></text:span><text:span text:style-name="T9">User interface will be simple</text:span></text:p>
      <text:p text:style-name="P8"><text:span text:style-name="T2"><text:tab/>The user interface must </text:span><text:span text:style-name="T7">be simple enough for an editor (typically secretaries) to to perform their tasks in a timely fashion.</text:span></text:p>
      <text:p text:style-name="P12"><text:span text:style-name="T2">4. User-Facing Documentation</text:span></text:p>
      <text:p text:style-name="P15"><text:span text:style-name="T2"><text:tab/>Documentation </text:span><text:span text:style-name="T8">is required to be accessible and easy to understand. Think Plain English.</text:span></text:p>
      <text:p text:style-name="P7"><text:span text:style-name="T14">5</text:span><text:span text:style-name="T9">.</text:span><text:span text:style-name="T17"> <text:s text:c="2"/></text:span><text:span text:style-name="T9">System accessibility</text:span></text:p>
      <text:p text:style-name="P7"><text:span text:style-name="T2"><text:tab/>The site will be accessible using internet with computer, mobile or device with internet access using any brows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fals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false" fo:background-color="transparent"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style style:name="MP2" style:family="paragraph" style:parent-style-name="Standard">
      <style:paragraph-properties fo:margin-top="0in" fo:margin-bottom="0in" loext:contextual-spacing="false" fo:text-align="end" style:justify-single-word="false"/>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02T21:28:40.722050577</dc:date>
    <meta:editing-duration>PT35M8S</meta:editing-duration>
    <meta:editing-cycles>7</meta:editing-cycles>
    <meta:generator>LibreOffice/5.4.4.2$Linux_X86_64 LibreOffice_project/40m0$Build-2</meta:generator>
    <meta:document-statistic meta:table-count="0" meta:image-count="0" meta:object-count="0" meta:page-count="4" meta:paragraph-count="29" meta:word-count="301" meta:character-count="1942" meta:non-whitespace-character-count="1638"/>
  </office:meta>
</office:document-meta>
</file>